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38cm" table:align="left"/>
    </style:style>
    <style:style style:name="Table4.A" style:family="table-column">
      <style:table-column-properties style:column-width="0.82cm"/>
    </style:style>
    <style:style style:name="Table4.B" style:family="table-column">
      <style:table-column-properties style:column-width="1.217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0.318cm"/>
    </style:style>
    <style:style style:name="Table4.E" style:family="table-column">
      <style:table-column-properties style:column-width="1.058cm"/>
    </style:style>
    <style:style style:name="Table4.F" style:family="table-column">
      <style:table-column-properties style:column-width="0.344cm"/>
    </style:style>
    <style:style style:name="Table4.G" style:family="table-column">
      <style:table-column-properties style:column-width="1.958cm"/>
    </style:style>
    <style:style style:name="Table4.A1" style:family="table-cell">
      <style:table-cell-properties fo:padding="0.097cm" fo:border="none"/>
    </style:style>
    <style:style style:name="Table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3" style:family="table-cell">
      <style:table-cell-properties fo:padding="0.097cm" fo:border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Contents_20_1">
      <style:paragraph-properties fo:text-align="end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1"><text:span text:style-name="T2">COMPTE RENDU DE CONSULTATION</text:span> </text:p>
      <text:p text:style-name="P1">Du : <text:span text:style-name="T1"><text:text-input text:description="&lt;formatLang(o.date,date=True)&gt;">&lt;formatLang(o.date,date=True)&gt;</text:text-input></text:span></text:p>
      <text:p text:style-name="P2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  <text:p text:style-name="Text_20_body"><text:text-input text:description="&lt;o.motive_comment&gt;">&lt;o.motive_comment&gt;</text:text-input></text:p>
            <text:p text:style-name="Text_20_body"><text:text-input text:description="&lt;if test='o.chief_complaint'&gt;">&lt;if test='o.chief_complaint'&gt;</text:text-input>Plainte : <text:text-input text:description="&lt;o.chief_complaint&gt;">&lt;o.chief_complaint&gt;</text:text-input><text:text-input text:description="&lt;/if&gt;">&lt;/if&gt;</text:text-input></text:p>
            <text:p text:style-name="Text_20_body"><text:text-input text:description="&lt;if test='o.mh'&gt;">&lt;if test='o.mh'&gt;</text:text-input>Antécédants médicaux : <text:text-input text:description="&lt;o.mh&gt;">&lt;o.mh&gt;</text:text-input><text:text-input text:description="&lt;/if&gt;">&lt;/if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for each='line in o.sle_ids'&gt;">loop on sle_ids</text:text-input></text:p>
          </table:table-cell>
          <table:covered-table-cell/>
        </table:table-row>
        <table:table-row>
          <table:table-cell table:style-name="Table1.A3" office:value-type="string">
            <text:p text:style-name="Text_20_body"><text:text-input text:description="&lt;line.as_od&gt;">&lt;line.as_od&gt;</text:text-input></text:p>
          </table:table-cell>
          <table:table-cell table:style-name="Table1.A2" office:value-type="string">
            <text:p text:style-name="Text_20_body"><text:text-input text:description="&lt;line.as_os&gt;">&lt;line.as_os&gt;</text:text-input></text:p>
          </table:table-cell>
        </table:table-row>
        <table:table-row>
          <table:table-cell table:style-name="Table1.A3" office:value-type="string">
            <text:p text:style-name="Text_20_body"><text:text-input text:description="&lt;line.ps_od&gt;">&lt;line.ps_od&gt;</text:text-input></text:p>
          </table:table-cell>
          <table:table-cell table:style-name="Table1.A2" office:value-type="string">
            <text:p text:style-name="Text_20_body"><text:text-input text:description="&lt;line.ps_os&gt;">&lt;line.ps_os&gt;</text:text-input></text:p>
          </table:table-cell>
        </table:table-row>
        <table:table-row>
          <table:table-cell table:style-name="Table1.A2" table:number-columns-spanned="2" office:value-type="string">
            <text:p text:style-name="Text_20_body"><text:text-input text:description="&lt;/for&gt;">close loop</text:text-input></text:p>
          </table:table-cell>
          <table:covered-table-cell/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3" office:value-type="string">
            <text:p text:style-name="Contents_20_1">OD :</text:p>
          </table:table-cell>
          <table:table-cell table:style-name="Table4.A3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4.A3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4.A3" office:value-type="string">
            <text:p text:style-name="Contents_20_1">à</text:p>
          </table:table-cell>
          <table:table-cell table:style-name="Table4.A3" office:value-type="string">
            <text:p text:style-name="P3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4.A3" office:value-type="string">
            <text:p text:style-name="Contents_20_1">°</text:p>
          </table:table-cell>
          <table:table-cell table:style-name="Table4.G3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4.A4" office:value-type="string">
            <text:p text:style-name="Contents_20_1">OG :</text:p>
          </table:table-cell>
          <table:table-cell table:style-name="Table4.A4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4.A4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<text:soft-page-break/>(<text:text-input text:description="&lt;line.cyl_os&gt;">cyl_os</text:text-input>)<text:text-input text:description="&lt;/if&gt;">Close if</text:text-input></text:p>
          </table:table-cell>
          <table:table-cell table:style-name="Table4.A4" office:value-type="string">
            <text:p text:style-name="Contents_20_1">à</text:p>
          </table:table-cell>
          <table:table-cell table:style-name="Table4.A4" office:value-type="string">
            <text:p text:style-name="P3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4.A4" office:value-type="string">
            <text:p text:style-name="Contents_20_1">°</text:p>
          </table:table-cell>
          <table:table-cell table:style-name="Table4.G4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4.A1" office:value-type="string">
            <text:p text:style-name="P4"><text:text-input text:description="&lt;/if&gt;">Close if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text:text-input text:description="&lt;/for&gt;">Close loop</text:text-input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6-24T15:19:53</dc:date>
    <meta:editing-duration>P1DT2H15M28S</meta:editing-duration>
    <meta:editing-cycles>183</meta:editing-cycles>
    <dc:creator>L. FRANCOIS</dc:creator>
    <meta:document-statistic meta:table-count="4" meta:image-count="0" meta:object-count="0" meta:page-count="2" meta:paragraph-count="34" meta:word-count="106" meta:character-count="947" meta:non-whitespace-character-count="874"/>
  </office:meta>
</office:document-meta>
</file>